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C00000038FB14995BF42D7BA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8.493cm" table:align="margins"/>
    </style:style>
    <style:style style:name="Table1.A" style:family="table-column">
      <style:table-column-properties style:column-width="9.246cm" style:rel-column-width="32767*"/>
    </style:style>
    <style:style style:name="Table1.B" style:family="table-column">
      <style:table-column-properties style:column-width="9.246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8.701cm" fo:margin-left="0cm" table:align="left"/>
    </style:style>
    <style:style style:name="Table3.A" style:family="table-column">
      <style:table-column-properties style:column-width="5.701cm"/>
    </style:style>
    <style:style style:name="Table3.B" style:family="table-column">
      <style:table-column-properties style:column-width="13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117a0e1" officeooo:paragraph-rsid="01718b3b"/>
    </style:style>
    <style:style style:name="P2" style:family="paragraph" style:parent-style-name="Text_20_body">
      <style:paragraph-properties fo:line-height="100%" style:writing-mode="lr-tb"/>
      <style:text-properties fo:color="#5983b0" loext:opacity="100%" style:font-name="Verdana" fo:font-size="8pt" style:font-size-asian="8pt" style:font-size-complex="8pt"/>
    </style:style>
    <style:style style:name="P3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19bf00a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color="#2a6099" loext:opacity="100%" style:font-name="Verdana" fo:font-size="9pt" style:text-underline-style="none" fo:font-weight="normal" officeooo:rsid="015338df" officeooo:paragraph-rsid="015338df" style:font-name-asian="LiberationSans" style:font-size-asian="9pt" style:font-weight-asian="normal" style:font-name-complex="Tahoma" style:font-size-complex="9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2a6099" loext:opacity="100%" style:font-name="Verdana" fo:font-size="9pt" style:text-underline-style="none" fo:font-weight="bold" officeooo:rsid="010ed292" officeooo:paragraph-rsid="010ed292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loext:opacity="100%" style:font-name="Verdana" fo:font-size="9pt" style:text-underline-style="none" fo:font-weight="bold" officeooo:rsid="010ed64d" officeooo:paragraph-rsid="010ed292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color="#000000" loext:opacity="100%" style:font-name="Verdana" fo:font-size="9pt" style:text-underline-style="none" fo:font-weight="bold" officeooo:rsid="01cdc503" officeooo:paragraph-rsid="01cdc503" style:font-name-asian="LiberationSans" style:font-size-asian="9pt" style:font-weight-asian="bold" style:font-name-complex="Tahoma" style:font-size-complex="9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Verdana" fo:font-size="11pt" style:text-underline-style="none" fo:font-weight="bold" officeooo:rsid="010ed292" officeooo:paragraph-rsid="010ed292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Verdana" fo:font-size="9pt" fo:font-weight="bold" officeooo:rsid="010ed292" officeooo:paragraph-rsid="0124eba9" style:font-size-asian="9pt" style:font-weight-asian="bold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Verdana" fo:font-size="9pt" fo:font-weight="bold" officeooo:rsid="010ed292" officeooo:paragraph-rsid="0168514f" style:font-size-asian="9pt" style:font-weight-asian="bold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Verdana" fo:font-size="9pt" fo:font-weight="bold" officeooo:paragraph-rsid="01fe8218" style:font-size-asian="9pt" style:font-weight-asian="bold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Verdana" fo:font-size="9pt" fo:font-weight="bold" officeooo:rsid="01fe8218" officeooo:paragraph-rsid="01fe8218" style:font-size-asian="9pt" style:font-weight-asian="bold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Verdana" fo:font-size="9pt" style:text-underline-style="solid" style:text-underline-width="auto" style:text-underline-color="font-color" fo:font-weight="bold" officeooo:rsid="01cdc503" officeooo:paragraph-rsid="01cdc503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Verdana" fo:font-size="9pt" style:text-underline-style="solid" style:text-underline-width="auto" style:text-underline-color="font-color" fo:font-weight="bold" officeooo:rsid="01cdc503" officeooo:paragraph-rsid="01fe8218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8.546cm"/>
          <style:tab-stop style:position="15.946cm"/>
        </style:tab-stops>
      </style:paragraph-properties>
      <style:text-properties style:use-window-font-color="true" loext:opacity="0%" style:font-name="Verdana" fo:font-size="9pt" style:text-underline-style="none" fo:font-weight="bold" officeooo:rsid="010ed64d" officeooo:paragraph-rsid="018a76d7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8.546cm"/>
          <style:tab-stop style:position="15.946cm"/>
        </style:tab-stops>
      </style:paragraph-properties>
      <style:text-properties style:use-window-font-color="true" loext:opacity="0%" style:font-name="Verdana" fo:font-size="9pt" style:text-underline-style="none" fo:font-weight="bold" officeooo:rsid="010ed64d" officeooo:paragraph-rsid="016f092a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8.546cm"/>
          <style:tab-stop style:position="15.109cm"/>
        </style:tab-stops>
      </style:paragraph-properties>
      <style:text-properties style:use-window-font-color="true" loext:opacity="0%" style:font-name="Verdana" fo:font-size="9pt" style:text-underline-style="none" fo:font-weight="bold" officeooo:rsid="010ed64d" officeooo:paragraph-rsid="018a76d7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8.546cm"/>
          <style:tab-stop style:position="15.109cm"/>
        </style:tab-stops>
      </style:paragraph-properties>
      <style:text-properties style:use-window-font-color="true" loext:opacity="0%" style:font-name="Verdana" fo:font-size="9pt" style:text-underline-style="none" fo:font-weight="bold" officeooo:rsid="010ed64d" officeooo:paragraph-rsid="01cdc503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13.1cm"/>
        </style:tab-stops>
      </style:paragraph-properties>
      <style:text-properties style:use-window-font-color="true" loext:opacity="0%" style:font-name="Verdana" fo:font-size="9pt" style:text-underline-style="none" fo:font-weight="bold" officeooo:rsid="010ed64d" officeooo:paragraph-rsid="01e18e67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9pt" officeooo:rsid="010ed292" officeooo:paragraph-rsid="01cdc503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officeooo:rsid="010ed292" officeooo:paragraph-rsid="01b106b7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9pt" officeooo:rsid="010ed292" officeooo:paragraph-rsid="01f817b7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9pt" officeooo:rsid="010ed292" officeooo:paragraph-rsid="01fe8218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officeooo:paragraph-rsid="01fe8218" style:font-size-asian="9pt" style:font-size-complex="9pt"/>
    </style:style>
    <style:style style:name="T1" style:family="text">
      <style:text-properties fo:color="#2a6099" loext:opacity="100%" style:font-name="Verdan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loext:opacity="100%" officeooo:rsid="01cdc503"/>
    </style:style>
    <style:style style:name="T4" style:family="text">
      <style:text-properties officeooo:rsid="01a6ccab"/>
    </style:style>
    <style:style style:name="T5" style:family="text">
      <style:text-properties officeooo:rsid="01cdc50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8">GOODS RECEIPT NOTE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5066047472">
          <table:table-cell table:style-name="Table1.A1" office:value-type="string">
            <text:p text:style-name="P12">Sample Slip No:</text:p>
          </table:table-cell>
          <table:table-cell table:style-name="Table1.B1" office:value-type="string">
            <text:p text:style-name="P23"><text:placeholder text:placeholder-type="text">&lt;o.quality_slip_no&gt;</text:placeholder></text:p>
          </table:table-cell>
        </table:table-row>
        <table:table-row table:style-name="TableLine5066045280">
          <table:table-cell table:style-name="Table1.A2" office:value-type="string">
            <text:p text:style-name="P11">Coffee Receipt Number:</text:p>
          </table:table-cell>
          <table:table-cell table:style-name="Table1.B2" office:value-type="string">
            <text:p text:style-name="P23"><text:placeholder text:placeholder-type="text">&lt;o.name&gt;</text:placeholder></text:p>
          </table:table-cell>
        </table:table-row>
        <table:table-row table:style-name="TableLine5066056304">
          <table:table-cell table:style-name="Table1.A2" office:value-type="string">
            <text:p text:style-name="P11">Date Of Delivery:</text:p>
          </table:table-cell>
          <table:table-cell table:style-name="Table1.B2" office:value-type="string">
            <text:p text:style-name="P23"><text:placeholder text:placeholder-type="text">&lt;get_date(o.date_done)&gt;</text:placeholder></text:p>
          </table:table-cell>
        </table:table-row>
        <table:table-row table:style-name="TableLine5066056576">
          <table:table-cell table:style-name="Table1.A2" office:value-type="string">
            <text:p text:style-name="P11">Name Of Planter/Agent:</text:p>
          </table:table-cell>
          <table:table-cell table:style-name="Table1.B2" office:value-type="string">
            <text:p text:style-name="P24"><text:placeholder text:placeholder-type="text">&lt;o.partner_id.name&gt;</text:placeholder></text:p>
          </table:table-cell>
        </table:table-row>
        <table:table-row table:style-name="TableLine5066056848">
          <table:table-cell table:style-name="Table1.A2" office:value-type="string">
            <text:p text:style-name="P11">Estate Name:</text:p>
          </table:table-cell>
          <table:table-cell table:style-name="Table1.B2" office:value-type="string">
            <text:p text:style-name="P24"><text:placeholder text:placeholder-type="text">&lt;o.partner_id.estate_name&gt;</text:placeholder></text:p>
          </table:table-cell>
        </table:table-row>
        <table:table-row table:style-name="TableLine5066057120">
          <table:table-cell table:style-name="Table1.A2" office:value-type="string">
            <text:p text:style-name="P12">Vehicle No:</text:p>
          </table:table-cell>
          <table:table-cell table:style-name="Table1.B2" office:value-type="string">
            <text:p text:style-name="P23"><text:placeholder text:placeholder-type="text">&lt;o.vehicle_no&gt;</text:placeholder></text:p>
          </table:table-cell>
        </table:table-row>
        <table:table-row table:style-name="TableLine5066057872">
          <table:table-cell table:style-name="Table1.A2" office:value-type="string">
            <text:p text:style-name="P12">Type Of Coffee:</text:p>
          </table:table-cell>
          <table:table-cell table:style-name="Table1.B2" office:value-type="string">
            <text:p text:style-name="P23"><text:placeholder text:placeholder-type="text">&lt;o.product_id.display_wb&gt;</text:placeholder></text:p>
          </table:table-cell>
        </table:table-row>
        <table:table-row table:style-name="TableLine5066058144">
          <table:table-cell table:style-name="Table1.A2" office:value-type="string">
            <text:p text:style-name="P11">No. Of Bags Delivered:</text:p>
          </table:table-cell>
          <table:table-cell table:style-name="Table1.B2" office:value-type="string">
            <text:p text:style-name="P23"><text:placeholder text:placeholder-type="text">&lt;int(o.total_bag)&gt;</text:placeholder></text:p>
          </table:table-cell>
        </table:table-row>
        <table:table-row table:style-name="TableLine5066058416">
          <table:table-cell table:style-name="Table1.A2" office:value-type="string">
            <text:p text:style-name="P11">Quantity As Per the Weighbridge:</text:p>
          </table:table-cell>
          <table:table-cell table:style-name="Table1.B2" office:value-type="string">
            <text:p text:style-name="P23"><text:placeholder text:placeholder-type="text">&lt;'{:,}'.format(int(o.total_init_qty))&gt;</text:placeholder></text:p>
          </table:table-cell>
        </table:table-row>
        <table:table-row table:style-name="TableLine5066058688">
          <table:table-cell table:style-name="Table1.A2" office:value-type="string">
            <text:p text:style-name="P11">Moisture %:</text:p>
          </table:table-cell>
          <table:table-cell table:style-name="Table1.B2" office:value-type="string">
            <text:p text:style-name="P23"><text:placeholder text:placeholder-type="text">&lt;"{:.2f}".format(get_data_quality(o)[0])&gt;</text:placeholder></text:p>
          </table:table-cell>
        </table:table-row>
        <table:table-row table:style-name="TableLine5066058960">
          <table:table-cell table:style-name="Table1.A2" office:value-type="string">
            <text:p text:style-name="P11">Outturn%:</text:p>
          </table:table-cell>
          <table:table-cell table:style-name="Table1.B2" office:value-type="string">
            <text:p text:style-name="P23"><text:placeholder text:placeholder-type="text">&lt;"{:.2f}".format(get_data_quality(o)[1])&gt;</text:placeholder></text:p>
          </table:table-cell>
        </table:table-row>
      </table:table>
      <text:p text:style-name="P14"/>
      <text:p text:style-name="P13">WEIGHMENT DETAILS</text:p>
      <text:p text:style-name="P5"/>
      <table:table table:name="Table3" table:style-name="Table3">
        <table:table-column table:style-name="Table3.A"/>
        <table:table-column table:style-name="Table3.B"/>
        <table:table-row table:style-name="TableLine5066061776">
          <table:table-cell table:style-name="Table3.A1" office:value-type="string">
            <text:p text:style-name="P9">Weighbridge Slip No:</text:p>
          </table:table-cell>
          <table:table-cell table:style-name="Table3.B1" office:value-type="string">
            <text:p text:style-name="P21">: <text:placeholder text:placeholder-type="text">&lt;o.origin&gt;</text:placeholder></text:p>
          </table:table-cell>
        </table:table-row>
        <table:table-row table:style-name="TableLine18834133312">
          <table:table-cell table:style-name="Table3.A2" office:value-type="string">
            <text:p text:style-name="P9">Loaded Weight</text:p>
          </table:table-cell>
          <table:table-cell table:style-name="Table3.B2" office:value-type="string">
            <text:p text:style-name="P21">: <text:placeholder text:placeholder-type="text">&lt;'{:,}'.format(int(o.first_weight))&gt;</text:placeholder></text:p>
          </table:table-cell>
        </table:table-row>
        <table:table-row table:style-name="TableLine5066059616">
          <table:table-cell table:style-name="Table3.A2" office:value-type="string">
            <text:p text:style-name="P9">Empty Weight</text:p>
          </table:table-cell>
          <table:table-cell table:style-name="Table3.B2" office:value-type="string">
            <text:p text:style-name="P20">: <text:placeholder text:placeholder-type="text">&lt;'{:,}'.format(int(o.second_weight))&gt;</text:placeholder></text:p>
          </table:table-cell>
        </table:table-row>
        <table:table-row table:style-name="TableLine5066060336">
          <table:table-cell table:style-name="Table3.A2" office:value-type="string">
            <text:p text:style-name="P9">Tare Weight</text:p>
          </table:table-cell>
          <table:table-cell table:style-name="Table3.B2" office:value-type="string">
            <text:p text:style-name="P20">: <text:placeholder text:placeholder-type="text">&lt;'{:,}'.format(int(o.tare_weight))&gt;</text:placeholder></text:p>
          </table:table-cell>
        </table:table-row>
        <table:table-row table:style-name="TableLine5066062976">
          <table:table-cell table:style-name="Table3.A2" office:value-type="string">
            <text:p text:style-name="P10">Net Weight</text:p>
          </table:table-cell>
          <table:table-cell table:style-name="Table3.B2" office:value-type="string">
            <text:p text:style-name="P21">: <text:placeholder text:placeholder-type="text">&lt;'{:,}'.format(int(o.total_init_qty))&gt;</text:placeholder></text:p>
          </table:table-cell>
        </table:table-row>
        <table:table-row table:style-name="TableLine5066061056">
          <table:table-cell table:style-name="Table3.A2" office:value-type="string">
            <text:p text:style-name="P10"><text:span text:style-name="Strong_20_Emphasis">Quality Deduction Qty</text:span></text:p>
          </table:table-cell>
          <table:table-cell table:style-name="Table3.B2" office:value-type="string">
            <text:p text:style-name="P22">: <text:placeholder text:placeholder-type="text">&lt;'{:,}'.format(int(o.deduction_qty))&gt;</text:placeholder></text:p>
          </table:table-cell>
        </table:table-row>
      </table:table>
      <text:p text:style-name="P6"/>
      <text:p text:style-name="P15"><text:span text:style-name="T5">Signature of Agent/Planter<text:tab/> <text:s text:c="8"/>For Sucden Coffee India Private Limited<text:tab/><text:tab/></text:span><text:tab/></text:p>
      <text:p text:style-name="P16"/>
      <text:p text:style-name="P16"/>
      <text:p text:style-name="P16"/>
      <text:p text:style-name="P17"/>
      <text:p text:style-name="P17"/>
      <text:p text:style-name="P18"/>
      <text:p text:style-name="P19"><text:span text:style-name="T5">Name: </text:span><text:span text:style-name="T3"><text:placeholder text:placeholder-type="text">&lt;o.partner_id.name&gt;</text:placeholder></text:span><text:span text:style-name="T3"><text:tab/></text:span>Authorized B<text:span text:style-name="T4">y</text:span><text:tab/> <text:s text:c="24"/></text:p>
      <text:p text:style-name="P7"/>
      <text:p text:style-name="P7">Note: Non-Negotiable. If the consignment is received through an agent, then payment and settlement will be done directly with the ag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339cm" style:type="center"/>
          <style:tab-stop style:position="28.67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4.339cm" style:type="center"/>
          <style:tab-stop style:position="28.67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2cm" style:type="center"/>
          <style:tab-stop style:position="19.985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117a0e1" officeooo:paragraph-rsid="01718b3b"/>
    </style:style>
    <style:style style:name="MP2" style:family="paragraph" style:parent-style-name="Text_20_body">
      <style:paragraph-properties fo:line-height="100%" style:writing-mode="lr-tb"/>
      <style:text-properties fo:color="#5983b0" loext:opacity="100%" style:font-name="Verdana" fo:font-size="8pt" style:font-size-asian="8pt" style:font-size-complex="8pt"/>
    </style:style>
    <style:style style:name="MP3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19bf00a" style:font-size-asian="8pt" style:font-size-complex="8pt"/>
    </style:style>
    <style:style style:name="MT1" style:family="text">
      <style:text-properties fo:color="#2a6099" loext:opacity="100%" style:font-name="Verdana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0.399cm" fo:margin-bottom="0.064cm" fo:margin-left="2cm" fo:margin-right="0.50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9cm" fo:margin-left="0cm" fo:margin-right="0cm" fo:margin-bottom="0.499cm" fo:background-color="transparent" draw:fill="none" draw:fill-color="#729fcf"/>
      </style:header-style>
      <style:footer-style>
        <style:header-footer-properties svg:height="2.499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122cm" svg:y="-0.198cm" svg:width="5.791cm" svg:height="1.591cm" draw:z-index="0"><draw:image xlink:href="Pictures/10000001000000CC00000038FB14995BF42D7BA1.png" xlink:type="simple" xlink:show="embed" xlink:actuate="onLoad" draw:mime-type="image/png"/></draw:frame><text:line-break/><text:tab/> <text:span text:style-name="MT1">SUCDEN COFFEE INDIA PRIVATE LIMITED</text:span></text:p>
      </style:header>
      <style:footer>
        <text:p text:style-name="MP2">Registered Office: Sucden Coffee India Private Limited| No.10/1, Vanaraveera Sankirna| <text:span text:style-name="MT2">5th Cross, 9th</text:span> A Main| Jayanagar <text:span text:style-name="MT2">2nd</text:span> Block|Bangalore 560011 | CIN U7220KA2000PTC026767 |GSTIN:29AABCN4066F1ZG| PAN AABCN4066F</text:p>
        <text:p text:style-name="MP3">Factory: Sucden Coffee India Private Limited|Post Box No.51|Plot No.23|KIADB Industrial Area|Kudloor|Kushalnagar|<text:line-break/>Pin:571234 Tel: 08276-278640/278641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05-17T11:24:03.213951690</meta:creation-date>
    <dc:date>2024-03-13T12:04:27.006529232</dc:date>
    <meta:editing-duration>PT9H52M37S</meta:editing-duration>
    <meta:editing-cycles>247</meta:editing-cycles>
    <meta:generator>LibreOffice/7.3.3.2$MacOSX_AARCH64 LibreOffice_project/d1d0ea68f081ee2800a922cac8f79445e4603348</meta:generator>
    <meta:document-statistic meta:table-count="2" meta:image-count="1" meta:object-count="0" meta:page-count="1" meta:paragraph-count="42" meta:word-count="151" meta:character-count="1465" meta:non-whitespace-character-count="1315"/>
  </office:meta>
</office:document-meta>
</file>